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583cm"/>
    </style:style>
    <style:style style:name="co2" style:family="table-column">
      <style:table-column-properties fo:break-before="auto" style:column-width="17.434cm"/>
    </style:style>
    <style:style style:name="co3" style:family="table-column">
      <style:table-column-properties fo:break-before="auto" style:column-width="2.328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4.022cm" fo:break-before="auto" style:use-optimal-row-height="true"/>
    </style:style>
    <style:style style:name="ro3" style:family="table-row">
      <style:table-row-properties style:row-height="4.524cm" fo:break-before="auto" style:use-optimal-row-height="true"/>
    </style:style>
    <style:style style:name="ro4" style:family="table-row">
      <style:table-row-properties style:row-height="1.632cm" fo:break-before="auto" style:use-optimal-row-height="false"/>
    </style:style>
    <style:style style:name="ro5" style:family="table-row">
      <style:table-row-properties style:row-height="2.514cm" fo:break-before="auto" style:use-optimal-row-height="true"/>
    </style:style>
    <style:style style:name="ro6" style:family="table-row">
      <style:table-row-properties style:row-height="5.265cm" fo:break-before="auto" style:use-optimal-row-height="true"/>
    </style:style>
    <style:style style:name="ro7" style:family="table-row">
      <style:table-row-properties style:row-height="4.316cm" fo:break-before="auto" style:use-optimal-row-height="true"/>
    </style:style>
    <style:style style:name="ro8" style:family="table-row">
      <style:table-row-properties style:row-height="7.16cm" fo:break-before="auto" style:use-optimal-row-height="true"/>
    </style:style>
    <style:style style:name="ro9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background-color="#e6e6ff"/>
    </style:style>
    <style:style style:name="ce2" style:family="table-cell" style:parent-style-name="Default" style:data-style-name="N37">
      <style:table-cell-properties style:text-align-source="fix" style:repeat-content="false" style:vertical-align="top"/>
      <style:paragraph-properties fo:text-align="start" fo:margin-left="0cm"/>
    </style:style>
    <style:style style:name="ce3" style:family="table-cell" style:parent-style-name="Default" style:data-style-name="N103">
      <style:table-cell-properties style:text-align-source="fix" style:repeat-content="false" style:vertical-align="top"/>
      <style:paragraph-properties fo:text-align="start" fo:margin-left="0cm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e6e6ff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 style:data-style-name="N0">
      <style:table-cell-properties fo:wrap-option="wrap" style:vertical-align="automatic"/>
    </style:style>
    <style:style style:name="ce9" style:family="table-cell" style:parent-style-name="Default">
      <style:text-properties style:font-name="Arial1" style:font-name-asian="Arial1" style:font-name-complex="Arial1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>
            <text:p>FECHA</text:p>
          </table:table-cell>
          <table:table-cell table:style-name="ce5" office:value-type="string">
            <text:p>ASUNTO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05 de enero de 2014</text:p>
          </table:table-cell>
          <table:table-cell table:style-name="ce6" office:value-type="string">
            <text:p>Pre inicios:</text:p>
            <text:p>- Apuntes Arquitectura e Integración de Sistemas Software del "Grado en Ingeniería Informática en Ingeniería del Software" de la ETSII</text:p>
            <text:p>- encontrados en: http://www.lsi.us.es/docencia/pagina_asignatura_doc.php?id=97&amp;cur=2012</text:p>
            <text:p>- Interesante guía sobre GWT en http://www.juntadeandalucia.es/servicios/madeja/contenido/recurso/139</text:p>
            <text:p/>
          </table:table-cell>
          <table:table-cell table:number-columns-repeated="1022"/>
        </table:table-row>
        <table:table-row table:style-name="ro3">
          <table:table-cell table:style-name="ce2" office:value-type="string">
            <text:p>13 de enero de 2014</text:p>
          </table:table-cell>
          <table:table-cell table:style-name="ce6" office:value-type="string">
            <text:p>Reunión inicial Sergio Segura (SS en adelante) para organizarnos con proyecto. Notas tomadas:</text:p>
            <text:p>- Seguiremos metodología habitual en lugar de metodología SCRUM</text:p>
            <text:p>- Generar prototipos → Echar a andar GMAPS en GWT, crear ruta, comprobar lee KML</text:p>
            <text:p>- Se resume en generar 2 prototipos: Prototipo funcional (que el código funciona) y Prototipo visual (vistas del comienzo, entre 3 y 4)</text:p>
            <text:p>- Normalmente, 1º documentación y después desarrollo, nosotros → irá de la mano.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25 de enero de 2014</text:p>
          </table:table-cell>
          <table:table-cell table:style-name="ce6" office:value-type="string">
            <text:p>Comienzo:</text:p>
            <text:p>- Instalación del proyecto en local (TOSHIBA Linux Mint)</text:p>
            <text:p>- Eclipse + GWT + Subversion Client + PRUEBA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10 de febrero de 2014</text:p>
          </table:table-cell>
          <table:table-cell table:style-name="ce7" office:value-type="string">
            <text:p>Realización tutorial GWT StockWatcher</text:p>
          </table:table-cell>
          <table:table-cell table:number-columns-repeated="1022"/>
        </table:table-row>
        <table:table-row table:style-name="ro5">
          <table:table-cell table:style-name="ce2" office:value-type="string">
            <text:p>25 de febrero de 2014</text:p>
          </table:table-cell>
          <table:table-cell table:style-name="ce6" office:value-type="string">
            <text:p>Realización prácticas AISS (prácticas 1 y 2):</text:p>
            <text:p>(1) AppEngine, creación proyectos con Eclipse + Google Plugin, despliegue de una aplicación en AppEngine</text:p>
            <text:p>(2) Cómo trabaja GWT Interfaces, Widgets, Controlador para vistas, Distintas vistas, encapsulación en clases.</text:p>
          </table:table-cell>
          <table:table-cell table:number-columns-repeated="1022"/>
        </table:table-row>
        <table:table-row table:style-name="ro6">
          <table:table-cell table:style-name="ce2" office:value-type="string">
            <text:p>20 de marzo de 2014</text:p>
          </table:table-cell>
          <table:table-cell table:style-name="ce8" office:value-type="string">
            <text:p>Reunión con Sergio Segura:</text:p>
            <text:p>- ME PASA LA PRÁCTICA 4 DE ESTE AÑO</text:p>
            <text:p>- Tareas:</text:p>
            <text:p>PRIORITARIAS:</text:p>
            <text:p>(1) Práctica 4 (nueva) de AISS</text:p>
            <text:p>(2) MockUps para prototipos VISUALES</text:p>
            <text:p>Rutas (en listas) al clickarlas las represento en mapas, puedo votarlas, darles a me gusta en FB y G+ y Twitter (integración social)</text:p>
            <text:p>(3) Crear un mapa que cargue un KML para prototipo FUNCIONAL</text:p>
            <text:p>(4) ¿Qué hacen las aplicaciones ya existentes parecidas? ¿Chinchetas con info consultable?, ¿Cómo sugieren? (cercanía, popularidad, novedad...)</text:p>
          </table:table-cell>
          <table:table-cell table:style-name="Default"/>
          <table:table-cell table:number-columns-repeated="1021"/>
        </table:table-row>
        <table:table-row table:style-name="ro7">
          <table:table-cell table:style-name="Default"/>
          <table:table-cell table:style-name="ce9" office:value-type="string">
            <text:p>SECUNDARIAS:</text:p>
            <text:p>(1) Hacerse tutoriales de MVP y práctica 3 (cliente servidor)</text:p>
            <text:p>(2) Mirarse bases de datos en DataStore para una total integración con herramientas que ofrece Google</text:p>
            <text:p>(3) Estudiar opción API nativa en Jscript de GMaps (gwt permite la utilización directa de JScript, mirar como.</text:p>
            <text:p>(4) Patrón de Software ante posibles cambios (parece que va a haberlos):</text:p>
            <text:p>Una interfaz usa Librerías diferentes que implementan? Usa JScript Nativo??</text:p>
            <text:p>(5) Uso de votos y social networking (me gusta en las rutas, etc...)</text:p>
            <text:p>(6) Pensar en rutas como sucesión de puntos. Estudiar QUÉ ES Y CÓMO FUNCIONA un fichero KML. </text:p>
            <text:p>Solo pensar en representar, posible creación "onflow" de KML sería ampliación</text:p>
          </table:table-cell>
          <table:table-cell table:style-name="Default"/>
          <table:table-cell table:number-columns-repeated="1021"/>
        </table:table-row>
        <table:table-row table:style-name="ro8">
          <table:table-cell table:style-name="ce2" office:value-type="string">
            <text:p>4 de abril de 2014</text:p>
          </table:table-cell>
          <table:table-cell table:style-name="ce10" office:value-type="string">
            <text:p>Tareas:</text:p>
            <text:p>tutoriales: http://tecmovin.blogspot.com.es/2010/10/como-subir-archivos-con-fileupload-de.html</text:p>
            <text:p>http://tecmovin.blogspot.com.es/2010/10/crear-una-aplicacion-con-gwt-jpa-mysql.html</text:p>
            <text:p>http://desarrollo-web-gwt.blogspot.com.es/2011/02/introduccion-al-datastore-jdo-y-jdoql.html</text:p>
            <text:p>http://desarrollo-web-gwt.blogspot.com.es/2011/02/el-datastore-jdo-y-jdoql-en-app-engine.html</text:p>
            <text:p/>
            <text:p>SERGIO:</text:p>
            <text:p><text:a xlink:href="http://www.gwtproject.org/articles/mvp-architecture.html">http://www.gwtproject.org/articles/mvp-architecture.html</text:a></text:p>
            <text:p/>
            <text:p><text:span text:style-name="T1">Diseño del esquema de datos de la aplicación (asumiendo que trabajaremos con KML)</text:span></text:p>
            <text:p><text:span text:style-name="T1">Preparar el índice de la documentación siguiendo el proyecto de referencia que adjunto. Trabajar en los primeros capítulos si da tiempo.</text:span></text:p>
          </table:table-cell>
          <table:table-cell table:style-name="Default"/>
          <table:table-cell table:number-columns-repeated="1021"/>
        </table:table-row>
        <table:table-row table:style-name="ro9">
          <table:table-cell table:style-name="Default" office:value-type="string">
            <text:p>5 de Abril</text:p>
          </table:table-cell>
          <table:table-cell table:style-name="Default" office:value-type="string">
            <text:p>Práctica 4 AISS + tutorial subir archivo</text:p>
          </table:table-cell>
          <table:table-cell table:style-name="Default"/>
          <table:table-cell table:number-columns-repeated="1021"/>
        </table:table-row>
        <table:table-row table:style-name="ro9">
          <table:table-cell office:value-type="string">
            <text:p>8 de Abril</text:p>
          </table:table-cell>
          <table:table-cell office:value-type="string">
            <text:p>Comenzando con tutorial MVP</text:p>
          </table:table-cell>
          <table:table-cell table:style-name="Default"/>
          <table:table-cell table:number-columns-repeated="1021"/>
        </table:table-row>
        <table:table-row table:style-name="ro9">
          <table:table-cell office:value-type="string">
            <text:p>14 de Abril</text:p>
          </table:table-cell>
          <table:table-cell office:value-type="string">
            <text:p>Terminado tutorial MVP</text:p>
          </table:table-cell>
          <table:table-cell table:style-name="Default"/>
          <table:table-cell table:number-columns-repeated="1021"/>
        </table:table-row>
        <table:table-row table:style-name="ro9">
          <table:table-cell office:value-type="string">
            <text:p>15 de abril</text:p>
          </table:table-cell>
          <table:table-cell office:value-type="string">
            <text:p>Revision MVP + comienzo proyecto referencia y comienzo documentacion</text:p>
          </table:table-cell>
          <table:table-cell table:style-name="Default"/>
          <table:table-cell table:number-columns-repeated="1021"/>
        </table:table-row>
        <table:table-row table:style-name="ro9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date-style style:name="N103">
      <number:month number:textual="true"/>
      <number:text>-</number:text>
      <number:year/>
    </number:date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Miguel Centeno</meta:initial-creator>
    <dc:creator>Miguel Centeno</dc:creator>
    <meta:creation-date>2014-02-17T13:38:52Z</meta:creation-date>
    <dc:date>2014-04-14T20:15:19</dc:date>
    <meta:editing-cycles>5</meta:editing-cycles>
    <meta:editing-duration>PT9M30S</meta:editing-duration>
    <meta:document-statistic meta:table-count="1" meta:cell-count="25" meta:object-count="0"/>
  </office:meta>
</office:document-meta>
</file>